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officeooo:rsid="001fc8a1" officeooo:paragraph-rsid="001fc8a1"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1fc8a1" officeooo:paragraph-rsid="001fc8a1"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20pt" fo:font-weight="bold" officeooo:rsid="001fc8a1" officeooo:paragraph-rsid="001fc8a1" style:font-size-asian="17.5pt" style:font-weight-asian="bold" style:font-size-complex="20pt" style:font-weight-complex="bold"/>
    </style:style>
    <style:style style:name="P4" style:family="paragraph" style:parent-style-name="Standard">
      <style:paragraph-properties fo:text-align="start" style:justify-single-word="false"/>
      <style:text-properties fo:font-size="12pt" fo:font-weight="bold" officeooo:rsid="001fc8a1" officeooo:paragraph-rsid="001fc8a1"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officeooo:rsid="001fc8a1" officeooo:paragraph-rsid="001fc8a1" style:font-size-asian="10.5pt" style:font-weight-asian="normal" style:font-size-complex="12pt" style:font-weight-complex="normal"/>
    </style:style>
    <style:style style:name="T1" style:family="text">
      <style:text-properties officeooo:rsid="001fc8a1"/>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 Laboration 1</text:p>
      <text:p text:style-name="P3"/>
      <text:p text:style-name="P2">Laborationsdata</text:p>
      <text:p text:style-name="P4">Namn: <text:span text:style-name="T2">Tommy Yasi</text:span></text:p>
      <text:p text:style-name="P4">Login-id: <text:span text:style-name="T2">toya1800</text:span></text:p>
      <text:p text:style-name="P4">Laboration: <text:span text:style-name="T2">Pekare</text:span></text:p>
      <text:p text:style-name="P4">Datum för inlämmning: <text:span text:style-name="T2">2019-01-27</text:span></text:p>
      <text:p text:style-name="P4">Utvecklingsmiljö: <text:span text:style-name="T2">Clion</text:span></text:p>
      <text:p text:style-name="P4"><text:span text:style-name="T2"/></text:p>
      <text:p text:style-name="P1">Filer</text:p>
      <text:p text:style-name="P5">main.cpp och pointer.h (Header för main)</text:p>
      <text:p text:style-name="P5"/>
      <text:p text:style-name="P1">Slutsatser</text:p>
      <text:p text:style-name="P5">Överlag så gick det att förstå poängen med pekare men däremot kan det vara lite krångligt att hålla reda på flera pekare samtidigt och hur en pekare skulle läsa igenom hela arrayen. Det som var bra med den här labben är att den inte var för tuff, utan ganska kort men fokuserade på just ämnet pekare.</text:p>
      <text:p text:style-name="P4"><text:span text:style-name="T2"/></text:p>
      <text:p text:style-name="P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family-generic="roman"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fc8a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text:tab/><text:tab/><text:span text:style-name="MT1">Tommy Yasi</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7T22:35:26.707000000</meta:creation-date>
    <dc:date>2019-01-27T22:49:08.779000000</dc:date>
    <meta:editing-duration>PT3M2S</meta:editing-duration>
    <meta:editing-cycles>1</meta:editing-cycles>
    <meta:document-statistic meta:table-count="0" meta:image-count="0" meta:object-count="0" meta:page-count="1" meta:paragraph-count="12" meta:word-count="83" meta:character-count="505" meta:non-whitespace-character-count="432"/>
    <meta:generator>LibreOffice/6.1.1.2$Windows_X86_64 LibreOffice_project/5d19a1bfa650b796764388cd8b33a5af1f5baa1b</meta:generator>
  </office:meta>
</office:document-meta>
</file>